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Community Survey 2013</text:p>
          </table:table-cell>
          <table:covered-table-cell table:style-name="ce7" office:value-type="string">
            <text:p>Open Source Hardware Community Survey 2013</text:p>
          </table:covered-table-cell>
          <table:covered-table-cell table:style-name="ce7" office:value-type="string">
            <text:p>Open Source Hardware Community Survey 2013</text:p>
          </table:covered-table-cell>
          <table:covered-table-cell table:style-name="ce7" office:value-type="string">
            <text:p>Open Source Hardware Community Survey 2013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Do you use the Open Source Hardware (blue gear) logo on your hardware?</text:p>
          </table:table-cell>
          <table:covered-table-cell table:style-name="ce8" office:value-type="string">
            <text:p>Do you use the Open Source Hardware (blue gear) logo on your hardware?</text:p>
          </table:covered-table-cell>
          <table:covered-table-cell table:style-name="ce8" office:value-type="string">
            <text:p>Do you use the Open Source Hardware (blue gear) logo on your hardware?</text:p>
          </table:covered-table-cell>
          <table:covered-table-cell table:style-name="ce8" office:value-type="string">
            <text:p>Do you use the Open Source Hardware (blue gear) logo on your hardware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9" office:value-type="string">
            <text:p>Answer Options</text:p>
          </table:covered-table-cell>
          <table:table-cell table:style-name="ce13" office:value-type="string">
            <text:p>Response Percent</text:p>
          </table:table-cell>
          <table:table-cell table:style-name="ce13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Yes</text:p>
          </table:table-cell>
          <table:covered-table-cell table:style-name="ce10" office:value-type="string">
            <text:p>Yes</text:p>
          </table:covered-table-cell>
          <table:table-cell table:style-name="ce14" office:value-type="percentage" office:value="0.347">
            <text:p>34.7%</text:p>
          </table:table-cell>
          <table:table-cell table:style-name="ce15" office:value-type="float" office:value="104">
            <text:p>104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o</text:p>
          </table:table-cell>
          <table:covered-table-cell table:style-name="ce10" office:value-type="string">
            <text:p>No</text:p>
          </table:covered-table-cell>
          <table:table-cell table:style-name="ce14" office:value-type="percentage" office:value="0.653">
            <text:p>65.3%</text:p>
          </table:table-cell>
          <table:table-cell table:style-name="ce15" office:value-type="float" office:value="196">
            <text:p>196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1" office:value-type="string">
            <text:p>answered question</text:p>
          </table:covered-table-cell>
          <table:covered-table-cell table:style-name="ce11" office:value-type="float" office:value="300">
            <text:p>300</text:p>
          </table:covered-table-cell>
          <table:table-cell table:style-name="ce16" office:value-type="float" office:value="300">
            <text:p>300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2" office:value-type="string">
            <text:p>skipped question</text:p>
          </table:covered-table-cell>
          <table:covered-table-cell table:style-name="ce12" office:value-type="float" office:value="707">
            <text:p>707</text:p>
          </table:covered-table-cell>
          <table:table-cell table:style-name="ce17" office:value-type="float" office:value="707">
            <text:p>707</text:p>
          </table:table-cell>
          <table:table-cell table:number-columns-repeated="1020"/>
        </table:table-row>
        <table:table-row table:style-name="ro5">
          <table:table-cell table:number-columns-repeated="6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5 'Question 1'.C4:'Question 1'.C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6:3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dc:date>2014-01-15T16:34:12</dc:date>
    <dc:creator>Catarina Mota</dc:creator>
    <meta:editing-duration>PT00H00M13S</meta:editing-duration>
    <meta:editing-cycles>1</meta:editing-cycles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 chart:angle-offset="90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reverse-direction="tru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graphic-properties draw:stroke="none" svg:stroke-width="0cm" svg:stroke-color="#000000" svg:stroke-opacity="100%" draw:fill="solid" draw:fill-color="#eeeeee" draw:opacity="100%"/>
    </style:style>
    <style:style style:name="ch11" style:family="chart">
      <style:graphic-properties draw:fill-color="#d9d9d9"/>
    </style:style>
  </office:automatic-styles>
  <office:body>
    <office:chart>
      <chart:chart svg:width="16.056cm" svg:height="8.963cm" chart:class="chart:circle" chart:style-name="ch1">
        <chart:title svg:x="2.155cm" svg:y="0.18cm" chart:style-name="ch2">
          <text:p>Do you use the Open Source Hardware (blue gear) logo on your hardware?</text:p>
        </chart:title>
        <chart:legend chart:legend-position="end" svg:x="14.315cm" svg:y="3.896cm" chart:style-name="ch3"/>
        <chart:plot-area chart:style-name="ch4" table:cell-range-address="'Question 1'.A4:'Question 1'.A5 'Question 1'.C4:'Question 1'.C5" chart:data-source-has-labels="column" svg:x="0.321cm" svg:y="0.756cm" svg:width="13.674cm" svg:height="7.849cm">
          <chart:axis chart:dimension="x" chart:name="primary-x" chart:style-name="ch5">
            <chart:categories table:cell-range-address="'Question 1'.A4:'Question 1'.A5"/>
          </chart:axis>
          <chart:axis chart:dimension="y" chart:name="primary-y" chart:style-name="ch6"/>
          <chart:series chart:style-name="ch7" chart:values-cell-range-address="'Question 1'.C4:'Question 1'.C5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5">Yes</text:p>
              </table:table-cell>
              <table:table-cell office:value-type="float" office:value="0.347">
                <text:p text:id="'Question 1'.C4:'Question 1'.C5">0.347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653">
                <text:p>0.6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